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officeooo:paragraph-rsid="001f1e99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c9211e" loext:opacity="100%" fo:letter-spacing="normal" fo:font-style="normal" fo:font-weight="normal" officeooo:rsid="00225b66" officeooo:paragraph-rsid="00225b66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fo:font-style="normal" fo:font-weight="normal" officeooo:rsid="001f1e99" loext:padding="0in" loext:border="none"/>
    </style:style>
    <style:style style:name="T3" style:family="text">
      <style:text-properties fo:font-variant="normal" fo:text-transform="none" fo:letter-spacing="normal" fo:font-style="normal" fo:font-weight="normal" officeooo:rsid="00209421" loext:padding="0in" loext:border="none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loext:padding="0in" loext:border="none"/>
    </style:style>
    <style:style style:name="T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f1e99" loext:padding="0in" loext:border="none"/>
    </style:style>
    <style:style style:name="T6" style:family="text">
      <style:text-properties fo:font-variant="normal" fo:text-transform="none" fo:letter-spacing="normal" fo:font-style="normal" style:text-underline-style="none" fo:font-weight="normal" loext:padding="0in" loext:border="none"/>
    </style:style>
    <style:style style:name="T7" style:family="text">
      <style:text-properties fo:font-variant="normal" fo:text-transform="none" fo:letter-spacing="normal" loext:padding="0in" loext:border="none"/>
    </style:style>
    <style:style style:name="T8" style:family="text">
      <style:text-properties fo:font-variant="normal" fo:text-transform="none" fo:letter-spacing="normal" style:text-underline-style="solid" style:text-underline-width="auto" style:text-underline-color="font-color" loext:padding="0in" loext:border="none"/>
    </style:style>
    <style:style style:name="T9" style:family="text">
      <style:text-properties fo:font-variant="normal" fo:text-transform="none" fo:color="#c9211e" loext:opacity="100%" fo:letter-spacing="normal" fo:font-style="normal" style:text-underline-style="solid" style:text-underline-width="auto" style:text-underline-color="font-color" fo:font-weight="normal" officeooo:rsid="001f1e99" loext:padding="0in" loext:border="none"/>
    </style:style>
    <style:style style:name="T10" style:family="text">
      <style:text-properties fo:font-variant="normal" fo:text-transform="none" fo:color="#c9211e" loext:opacity="100%" fo:letter-spacing="normal" fo:font-style="normal" style:text-underline-style="none" fo:font-weight="normal" officeooo:rsid="001f1e99" loext:padding="0in" loext:border="none"/>
    </style:style>
    <style:style style:name="T11" style:family="text">
      <style:text-properties fo:font-variant="normal" fo:text-transform="none" fo:color="#c9211e" loext:opacity="100%" fo:letter-spacing="normal" fo:font-style="normal" fo:font-weight="normal" officeooo:rsid="001f1e99" loext:padding="0in" loext:border="none"/>
    </style:style>
    <style:style style:name="T12" style:family="text">
      <style:text-properties officeooo:rsid="001ebb4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09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<text:span text:style-name="T7"> </text:span><text:span text:style-name="T1">A description of your data set.</text:span><text:line-break/><text:span text:style-name="T7">• </text:span><text:span text:style-name="T4">Explain what your data is about.</text:span><text:span text:style-name="T8"> </text:span><text:span text:style-name="T4">I.e.</text:span><text:span text:style-name="T8"> </text:span><text:span text:style-name="T4">what is the overall problem of</text:span><text:span text:style-name="T13"><text:line-break/></text:span><text:span text:style-name="T4">interest?</text:span><text:line-break/><text:span text:style-name="T7">• </text:span><text:span text:style-name="T4">Provide a reference to where you obtained the data.</text:span><text:line-break/><text:span text:style-name="T7">• </text:span><text:span text:style-name="T4">Summarize previous analysis of the data.</text:span><text:span text:style-name="T8"> </text:span><text:span text:style-name="T4">(i.e.</text:span><text:span text:style-name="T8"> </text:span><text:span text:style-name="T4">go through one or two</text:span><text:span text:style-name="T13"><text:line-break/></text:span><text:span text:style-name="T4">of the original source papers and read what they did to the data and</text:span><text:span text:style-name="T13"><text:line-break/></text:span><text:span text:style-name="T4">summarize their results).</text:span><text:span text:style-name="T6"> </text:span><text:span text:style-name="T10">todo</text:span><text:line-break/><text:span text:style-name="T7">• </text:span><text:span text:style-name="T4">You will be asked to apply (1) classification and (2) regression on your</text:span><text:span text:style-name="T13"><text:line-break/></text:span><text:span text:style-name="T4">data in the next report. For now, we want you to consider how this should</text:span><text:span text:style-name="T13"><text:line-break/></text:span><text:span text:style-name="T4">be done. Therefore:</text:span><text:span text:style-name="T13"><text:line-break/></text:span><text:span text:style-name="T4">Explain, in the context of your problem of interest, what you hope to</text:span><text:span text:style-name="T13"><text:line-break/></text:span><text:span text:style-name="T4">accomplish/learn from the data using these techniques?.</text:span><text:span text:style-name="T13"><text:line-break/></text:span><text:span text:style-name="T4">Explain which attribute you wish to predict in the regression based on</text:span><text:span text:style-name="T13"><text:line-break/></text:span><text:span text:style-name="T4">which other attributes? Which class label will you predict based on which</text:span><text:span text:style-name="T13"><text:line-break/></text:span><text:span text:style-name="T4">other attributes in the classification task?</text:span><text:span text:style-name="T13"><text:line-break/></text:span><text:span text:style-name="T4">If you need to transform the data in order to carry out these tasks, explain</text:span><text:span text:style-name="T13"><text:line-break/></text:span><text:span text:style-name="T4">roughly how you plan to do this.</text:span></text:p>
      <text:p text:style-name="P2"/>
      <text:p text:style-name="P4">Fnlwgt plot</text:p>
      <text:p text:style-name="P2"/>
      <text:p text:style-name="P2">2. A detailed explanation of the attributes of the data.</text:p>
      <text:p text:style-name="P1"><text:span text:style-name="T7">• </text:span><text:span text:style-name="T4">Describe if the attributes are discrete/continuous, Nominal/Ordinal/In-</text:span><text:span text:style-name="T13"><text:line-break/></text:span><text:span text:style-name="T4">terval/Ratio</text:span><text:span text:style-name="T1">,</text:span><text:line-break/><text:span text:style-name="T7">• </text:span><text:span text:style-name="T4">Give an account of whether there are data issues (i.e. missing values or</text:span><text:span text:style-name="T13"><text:line-break/></text:span><text:span text:style-name="T4">corrupted data) and describe them if so.</text:span><text:line-break/><text:span text:style-name="T7">• </text:span><text:span text:style-name="T1">Include basic summary statistics of the attributes. </text:span><text:span text:style-name="T11">Todo: Me</text:span><text:span text:style-name="T2"> </text:span><text:span text:style-name="T3">+ correlated</text:span></text:p>
      <text:p text:style-name="P2"/>
      <text:p text:style-name="P3">3. Data visualization(s) based on suitable visualization techniques in-<text:line-break/>cluding a principal component analysis (PCA).<text:line-break/>Touch upon the following subjects, use visualizations when it appears sensible.<text:line-break/>Keep in mind the ACCENT principles and Tufte’s guidelines when you visual-<text:line-break/>ize the data.<text:line-break/>• Are there issues with outliers in the data, // <text:span text:style-name="T14">data viz</text:span><text:line-break/>• do the attributes appear to be normal distributed,<text:line-break/>• are variables correlated, // <text:span text:style-name="T12">todo corelation matrix</text:span><text:line-break/>• does the primary machine learning modeling aim appear to be feasible<text:line-break/>based on your visualizations.</text:p>
      <text:p text:style-name="P3"/>
      <text:p text:style-name="P3">There are three aspects that needs to be described when you carry out the<text:line-break/>PCA analysis for the report:<text:line-break/>• The amount of variation explained as a function of the number of PCA<text:line-break/>components included,<text:line-break/>• the principal directions of the considered PCA components (either find a<text:line-break/>way to plot them or interpret them in terms of the features),<text:line-break/>• the data projected onto the considered principal components.<text:line-break/>If your attributes have different scales you should include the step where the<text:line-break/>data is standardizes by the standard deviation prior to the PCA analysis.</text:p>
      <text:p text:style-name="Standard"/>
      <text:p text:style-name="Standard">4. A discussion explaining what you have learned about the data.</text:p>
      <text:p text:style-name="Standard">Summarize here the most important things you have learned about the data</text:p>
      <text:p text:style-name="Standard">and give also your thoughts on whether your primary machine learning aim</text:p>
      <text:p text:style-name="Standard">appears to be feasible based on your visualiz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9:04:56.415093366</meta:creation-date>
    <dc:date>2022-10-01T19:19:11.381746290</dc:date>
    <meta:editing-duration>P2DT5H20M2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443" meta:character-count="2639" meta:non-whitespace-character-count="2206"/>
  </office:meta>
</office:document-meta>
</file>